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198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228in"/>
    </style:style>
    <style:style style:name="co6" style:family="table-column">
      <style:table-column-properties fo:break-before="auto" style:column-width="0.772in"/>
    </style:style>
    <style:style style:name="co7" style:family="table-column">
      <style:table-column-properties fo:break-before="auto" style:column-width="0.9209in"/>
    </style:style>
    <style:style style:name="co8" style:family="table-column">
      <style:table-column-properties fo:break-before="auto" style:column-width="1.0299in"/>
    </style:style>
    <style:style style:name="co9" style:family="table-column">
      <style:table-column-properties fo:break-before="auto" style:column-width="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 style:data-style-name="N11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 style:data-style-name="N11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" table:default-cell-style-name="Default"/>
        <table:table-column table:style-name="co9" table:number-columns-repeated="998" table:default-cell-style-name="Default"/>
        <table:table-row table:style-name="ro1">
          <table:table-cell/>
          <table:table-cell table:style-name="ce1"/>
          <table:table-cell table:style-name="ce7" table:number-columns-repeated="12"/>
          <table:table-cell table:style-name="ce14"/>
          <table:table-cell table:style-name="ce17"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2" table:style-name="ce8"/>
          <table:covered-table-cell table:style-name="ce9"/>
          <table:table-cell table:style-name="ce17"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Alumnat</text:p>
          </table:table-cell>
          <table:covered-table-cell table:style-name="ce9"/>
          <table:table-cell table:style-name="ce25" office:value-type="string" calcext:value-type="string" table:number-columns-spanned="3" table:number-rows-spanned="1">
            <text:p>Pràctiques</text:p>
          </table:table-cell>
          <table:covered-table-cell table:style-name="ce8"/>
          <table:covered-table-cell table:style-name="ce9"/>
          <table:table-cell table:style-name="ce25" office:value-type="string" calcext:value-type="string" table:number-columns-spanned="3" table:number-rows-spanned="1">
            <text:p>Exercicis</text:p>
          </table:table-cell>
          <table:covered-table-cell table:style-name="ce8"/>
          <table:covered-table-cell table:style-name="ce9"/>
          <table:table-cell table:style-name="ce25" office:value-type="string" calcext:value-type="string" table:number-columns-spanned="3" table:number-rows-spanned="1">
            <text:p>Exàmens</text:p>
          </table:table-cell>
          <table:covered-table-cell table:style-name="ce8"/>
          <table:covered-table-cell table:style-name="ce9"/>
          <table:table-cell table:style-name="ce25" office:value-type="string" calcext:value-type="string" table:number-columns-spanned="2" table:number-rows-spanned="1">
            <text:p>Treball</text:p>
          </table:table-cell>
          <table:covered-table-cell table:style-name="ce9"/>
          <table:table-cell table:style-name="ce2" office:value-type="string" calcext:value-type="string" table:number-columns-spanned="1" table:number-rows-spanned="3">
            <text:p>Nota Final [1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Cognoms</text:p>
          </table:table-cell>
          <table:table-cell table:style-name="ce10" office:value-type="string" calcext:value-type="string" table:number-columns-spanned="1" table:number-rows-spanned="2">
            <text:p>No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25" office:value-type="string" calcext:value-type="string">
            <text:p>A Casa</text:p>
          </table:table-cell>
          <table:table-cell table:style-name="ce25" office:value-type="string" calcext:value-type="string">
            <text:p>A classe</text:p>
          </table:table-cell>
          <table:covered-table-cell table:style-name="ce15"/>
          <table:table-cell table:style-name="ce17"/>
          <table:table-cell table:number-columns-repeated="1008"/>
        </table:table-row>
        <table:table-row table:style-name="ro2">
          <table:table-cell/>
          <table:covered-table-cell table:number-columns-repeated="2" table:style-name="ce3"/>
          <table:table-cell table:style-name="ce12" office:value-type="percentage" office:value="0.3" calcext:value-type="percentage" table:number-columns-spanned="3" table:number-rows-spanned="1">
            <text:p>30.00%</text:p>
          </table:table-cell>
          <table:covered-table-cell table:style-name="ce8"/>
          <table:covered-table-cell table:style-name="ce9"/>
          <table:table-cell table:style-name="ce12" office:value-type="percentage" office:value="0.1" calcext:value-type="percentage" table:number-columns-spanned="3" table:number-rows-spanned="1">
            <text:p>10.00%</text:p>
          </table:table-cell>
          <table:covered-table-cell table:style-name="ce8"/>
          <table:covered-table-cell table:style-name="ce9"/>
          <table:table-cell table:style-name="ce12" office:value-type="percentage" office:value="0.5" calcext:value-type="percentage" table:number-columns-spanned="3" table:number-rows-spanned="1">
            <text:p>50.00%</text:p>
          </table:table-cell>
          <table:covered-table-cell table:style-name="ce8"/>
          <table:covered-table-cell table:style-name="ce9"/>
          <table:table-cell table:style-name="ce13" office:value-type="percentage" office:value="0.1" calcext:value-type="percentage" table:number-columns-spanned="2" table:number-rows-spanned="1">
            <text:p>10.00%</text:p>
          </table:table-cell>
          <table:covered-table-cell table:style-name="ce9"/>
          <table:covered-table-cell table:style-name="ce3"/>
          <table:table-cell table:style-name="ce17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Pons</text:p>
          </table:table-cell>
          <table:table-cell table:style-name="ce4" office:value-type="string" calcext:value-type="string">
            <text:p>Jo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16" table:formula="of:=(([.D6]+[.E6]+[.F6])/3)*[.D$5] + (([.G6]+[.H6]+[.I6])/3)*[.G$5]+(([.J6]+[.K6]+[.L6])/3)*[.J$5]+(([.M6]+[.N6])/2)*[.M$5]" office:value-type="float" office:value="6.2" calcext:value-type="float">
            <text:p>6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Pons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16" table:formula="of:=(([.D7]+[.E7]+[.F7])/3)*[.D$5] + (([.G7]+[.H7]+[.I7])/3)*[.G$5]+(([.J7]+[.K7]+[.L7])/3)*[.J$5]+(([.M7]+[.N7])/2)*[.M$5]" office:value-type="float" office:value="4.9" calcext:value-type="float">
            <text:p>5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Pons</text:p>
          </table:table-cell>
          <table:table-cell table:style-name="ce4" office:value-type="string" calcext:value-type="string">
            <text:p>Ósca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(([.D8]+[.E8]+[.F8])/3)*[.D$5] + (([.G8]+[.H8]+[.I8])/3)*[.G$5]+(([.J8]+[.K8]+[.L8])/3)*[.J$5]+(([.M8]+[.N8])/2)*[.M$5]" office:value-type="float" office:value="6.1" calcext:value-type="float">
            <text:p>6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Pons</text:p>
          </table:table-cell>
          <table:table-cell table:style-name="ce4" office:value-type="string" calcext:value-type="string">
            <text:p>Ivá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6" table:formula="of:=(([.D9]+[.E9]+[.F9])/3)*[.D$5] + (([.G9]+[.H9]+[.I9])/3)*[.G$5]+(([.J9]+[.K9]+[.L9])/3)*[.J$5]+(([.M9]+[.N9])/2)*[.M$5]" office:value-type="float" office:value="5.15" calcext:value-type="float">
            <text:p>5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Pons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16" table:formula="of:=(([.D10]+[.E10]+[.F10])/3)*[.D$5] + (([.G10]+[.H10]+[.I10])/3)*[.G$5]+(([.J10]+[.K10]+[.L10])/3)*[.J$5]+(([.M10]+[.N10])/2)*[.M$5]" office:value-type="float" office:value="5.15" calcext:value-type="float">
            <text:p>5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Pons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6" table:formula="of:=(([.D11]+[.E11]+[.F11])/3)*[.D$5] + (([.G11]+[.H11]+[.I11])/3)*[.G$5]+(([.J11]+[.K11]+[.L11])/3)*[.J$5]+(([.M11]+[.N11])/2)*[.M$5]" office:value-type="float" office:value="3.58333333333333" calcext:value-type="float">
            <text:p>4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Pons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16" table:formula="of:=(([.D12]+[.E12]+[.F12])/3)*[.D$5] + (([.G12]+[.H12]+[.I12])/3)*[.G$5]+(([.J12]+[.K12]+[.L12])/3)*[.J$5]+(([.M12]+[.N12])/2)*[.M$5]" office:value-type="float" office:value="5.95" calcext:value-type="float">
            <text:p>6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Pons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(([.D13]+[.E13]+[.F13])/3)*[.D$5] + (([.G13]+[.H13]+[.I13])/3)*[.G$5]+(([.J13]+[.K13]+[.L13])/3)*[.J$5]+(([.M13]+[.N13])/2)*[.M$5]" office:value-type="float" office:value="3.95" calcext:value-type="float">
            <text:p>4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Pons</text:p>
          </table:table-cell>
          <table:table-cell table:style-name="ce4" office:value-type="string" calcext:value-type="string">
            <text:p>Juan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(([.D14]+[.E14]+[.F14])/3)*[.D$5] + (([.G14]+[.H14]+[.I14])/3)*[.G$5]+(([.J14]+[.K14]+[.L14])/3)*[.J$5]+(([.M14]+[.N14])/2)*[.M$5]" office:value-type="float" office:value="5" calcext:value-type="float">
            <text:p>5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4" table:number-columns-repeated="13"/>
          <table:table-cell table:style-name="ce16" table:formula="of:=(([.D15]+[.E15]+[.F15])/3)*[.D$5] + (([.G15]+[.H15]+[.I15])/3)*[.G$5]+(([.J15]+[.K15]+[.L15])/3)*[.J$5]+(([.M15]+[.N15])/2)*[.M$5]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4" table:number-columns-repeated="13"/>
          <table:table-cell table:style-name="ce16" table:formula="of:=(([.D16]+[.E16]+[.F16])/3)*[.D$5] + (([.G16]+[.H16]+[.I16])/3)*[.G$5]+(([.J16]+[.K16]+[.L16])/3)*[.J$5]+(([.M16]+[.N16])/2)*[.M$5]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4" table:number-columns-repeated="13"/>
          <table:table-cell table:style-name="ce16" table:formula="of:=(([.D17]+[.E17]+[.F17])/3)*[.D$5] + (([.G17]+[.H17]+[.I17])/3)*[.G$5]+(([.J17]+[.K17]+[.L17])/3)*[.J$5]+(([.M17]+[.N17])/2)*[.M$5]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4" table:number-columns-repeated="13"/>
          <table:table-cell table:style-name="ce16" table:formula="of:=(([.D18]+[.E18]+[.F18])/3)*[.D$5] + (([.G18]+[.H18]+[.I18])/3)*[.G$5]+(([.J18]+[.K18]+[.L18])/3)*[.J$5]+(([.M18]+[.N18])/2)*[.M$5]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4" table:number-columns-repeated="13"/>
          <table:table-cell table:style-name="ce16" table:formula="of:=(([.D19]+[.E19]+[.F19])/3)*[.D$5] + (([.G19]+[.H19]+[.I19])/3)*[.G$5]+(([.J19]+[.K19]+[.L19])/3)*[.J$5]+(([.M19]+[.N19])/2)*[.M$5]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4" table:number-columns-repeated="13"/>
          <table:table-cell table:style-name="ce16" table:formula="of:=(([.D20]+[.E20]+[.F20])/3)*[.D$5] + (([.G20]+[.H20]+[.I20])/3)*[.G$5]+(([.J20]+[.K20]+[.L20])/3)*[.J$5]+(([.M20]+[.N20])/2)*[.M$5]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4" table:number-columns-repeated="13"/>
          <table:table-cell table:style-name="ce16" table:formula="of:=(([.D21]+[.E21]+[.F21])/3)*[.D$5] + (([.G21]+[.H21]+[.I21])/3)*[.G$5]+(([.J21]+[.K21]+[.L21])/3)*[.J$5]+(([.M21]+[.N21])/2)*[.M$5]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3">
          <table:table-cell/>
          <table:table-cell table:style-name="ce5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4">
          <table:table-cell/>
          <table:table-cell table:style-name="ce6" office:value-type="string" calcext:value-type="string" table:number-columns-spanned="15" table:number-rows-spanned="1">
            <text:p>[1] =((D6+E6+F6)/3)*D5 + ((G6+H6+I6)/3)*G5+((J6+K6+L6)/3)*J5+((M6+N6)/2)*M5</text:p>
          </table:table-cell>
          <table:covered-table-cell table:number-columns-repeated="14"/>
          <table:table-cell table:number-columns-repeated="1008"/>
        </table:table-row>
        <table:table-row table:style-name="ro1" table:number-rows-repeated="977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16T09:09:26.689129062</dc:date>
    <meta:editing-duration>PT6M21S</meta:editing-duration>
    <meta:editing-cycles>1</meta:editing-cycles>
    <meta:document-statistic meta:table-count="1" meta:cell-count="158" meta:object-count="0"/>
  </office:meta>
</office:document-meta>
</file>